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" style:family="table">
      <style:table-properties style:width="14.346cm" fo:margin-left="-0.203cm" table:align="left" style:writing-mode="lr-tb"/>
    </style:style>
    <style:style style:name="Tabela1.A" style:family="table-column">
      <style:table-column-properties style:column-width="6.316cm"/>
    </style:style>
    <style:style style:name="Tabela1.B" style:family="table-column">
      <style:table-column-properties style:column-width="8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2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3" style:family="paragraph" style:parent-style-name="InfoBlue">
      <style:paragraph-properties style:snap-to-layout-grid="false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istema Memória Virtual</text:p>
      <text:p text:style-name="Title">Documento de Visão</text:p>
      <text:p text:style-name="Standard"/>
      <text:h text:style-name="Heading_20_1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O problema de </text:p>
          </table:table-cell>
          <table:table-cell table:style-name="Table1.B1" office:value-type="string">
            <text:p text:style-name="P8">Acesso às informações sobre acervos históricos e bibliográficos.</text:p>
          </table:table-cell>
        </table:table-row>
        <table:table-row table:style-name="Table1.1">
          <table:table-cell table:style-name="Table1.A2" office:value-type="string">
            <text:p text:style-name="P11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1">O impacto do problema é</text:p>
          </table:table-cell>
          <table:table-cell table:style-name="Table1.B2" office:value-type="string">
            <text:p text:style-name="P8">Dificuldade na disseminação de acervos históricos para a população em geral.</text:p>
          </table:table-cell>
        </table:table-row>
        <table:table-row table:style-name="Table1.1">
          <table:table-cell table:style-name="Table1.A2" office:value-type="string">
            <text:p text:style-name="P12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1">Quem</text:p>
          </table:table-cell>
          <table:table-cell table:style-name="Table2.B2" office:value-type="string">
            <text:p text:style-name="P8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1">O Memória Virtual</text:p>
          </table:table-cell>
          <table:table-cell table:style-name="Table2.B2" office:value-type="string">
            <text:p text:style-name="P8">Sistema Web</text:p>
          </table:table-cell>
        </table:table-row>
        <table:table-row table:style-name="Table2.1">
          <table:table-cell table:style-name="Table2.A2" office:value-type="string">
            <text:p text:style-name="P11">Que</text:p>
          </table:table-cell>
          <table:table-cell table:style-name="Table2.B2" office:value-type="string">
            <text:p text:style-name="P8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1">Competidores</text:p>
          </table:table-cell>
          <table:table-cell table:style-name="Table2.B2" office:value-type="string">
            <text:p text:style-name="P8">Não existem.</text:p>
          </table:table-cell>
        </table:table-row>
      </table:table>
      <text:p text:style-name="InfoBlue"/>
      <text:h text:style-name="Heading_20_1" text:outline-level="1">Caracterização dos Colaboradores</text:h>
      <text:h text:style-name="Heading_20_2" text:outline-level="2">Sumário dos Colaboradore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3">[Briefly describe the stakeholder.]</text:p>
          </table:table-cell>
          <table:table-cell table:style-name="Table3.C1" office:value-type="string">
            <text:p text:style-name="P13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<text:soft-page-break/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h text:style-name="Heading_20_2" text:outline-level="2"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B1" office:value-type="string">
            <text:p text:style-name="P10">Funcionalidades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B1" office:value-type="string">
            <text:p text:style-name="P9">No banco de dados do sistema temos um usuário e senha cadastrados.</text:p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B3" office:value-type="string">
            <text:p text:style-name="P9">Caso o usuário esqueça a senha ou solicite outra, o sistema envia para o e-mail cadastrado no banco de dados uma nova senha.</text:p>
          </table:table-cell>
        </table:table-row>
        <table:table-row table:style-name="Tabela1.1">
          <table:table-cell table:style-name="Tabela1.A3" office:value-type="string">
            <text:p text:style-name="P9"/>
          </table:table-cell>
          <table:table-cell table:style-name="Tabela1.B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B3" office:value-type="string">
            <text:p text:style-name="P9">Para o serviço de catalogação é requisitado o nome do usuário e sua senha (isso é autenticado comparando-se com os usuários já cadastrados). Os itens catalogados são salvos no banco de dados do sistema.</text:p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B3" office:value-type="string">
            <text:p text:style-name="P9">Na catalogação é possível anexar imagens dos bens cadastrados.</text:p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B3" office:value-type="string">
            <text:p text:style-name="P9">O catalogador, após logar no sistema, pode visualizar por links (permitindo também o acesso) a todos os bens por ele catalogados.</text:p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B3" office:value-type="string">
            <text:p text:style-name="P9">O sistema não permite a catalogação de um bem que não tenha os campos obrigatórios (*) preenchidos</text:p>
          </table:table-cell>
        </table:table-row>
        <table:table-row table:style-name="Tabela1.1">
          <table:table-cell table:style-name="Tabela1.A3" office:value-type="string">
            <text:p text:style-name="P9">Cancelar/editar cadastramento</text:p>
          </table:table-cell>
          <table:table-cell table:style-name="Tabela1.B3" office:value-type="string">
            <text:p text:style-name="P9">Durante o processo de cadastramento de um bem, o catalogador pode clicar em CANCELAR a operação, <text:s/>e portanto tais dados não sao salvos no banco de dados do sistema. Ou após salva a operação, no mesmo local em que visualiza os bens que cadastrou, há a opção de desfazer ou editar a catalogação.</text:p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B3" office:value-type="string">
            <text:p text:style-name="P9">O serviço de busca está disponível para qualquer usuário, não sendo requisitada nenhuma senha pelo sistema.</text:p>
          </table:table-cell>
        </table:table-row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B3" office:value-type="string">
            <text:p text:style-name="P9">O usuário digita o que deseja pesquisar em um ícone de busca (que é basicamente um retângulo com outro ícone Search ao lado) presente na página inicial do <text:s/><text:soft-page-break/>sistema.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B3" office:value-type="string">
            <text:p text:style-name="P9">Os resultados são mostrados ao usuário em forma de tópicos (exibindo de início apenas o título e o assunto de cada bem).</text:p>
          </table:table-cell>
        </table:table-row>
        <table:table-row table:style-name="Tabela1.1">
          <table:table-cell table:style-name="Tabela1.A3" office:value-type="string">
            <text:p text:style-name="P9">Acesso aos dados</text:p>
          </table:table-cell>
          <table:table-cell table:style-name="Tabela1.B3" office:value-type="string">
            <text:p text:style-name="P9">Os dados listados na busca são links, podendo o usuário escolher qual deseja ver mais detalhado, os links quando clicados pelo usuário permitem a visualização de uma página com todos os dados cadastrados para aquele bem, porém não é dada a permissão de exclusão ou edição dos dados daquele bem.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B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B3" office:value-type="string">
            <text:p text:style-name="P9">Na mesma página em que são listados os resultados da pesquisa, está outro ícone de busca, para evitar a necessidade de voltar à página inicial, caso o usuário queira fazer uma nova busca.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2" office:value-type="string">
            <text:p text:style-name="P17">Utilização apenas de tecnologias/ ferramentas de código aberto.</text:p>
            <text:p text:style-name="P17">Desenvolvimento em uma arquitetura de 3 camadas, padrão arquitetural MVC (Model – View – Controller)</text:p>
            <text:p text:style-name="P17">Para SGBD utilizou-se o Postgree</text:p>
            <text:p text:style-name="P17">Plataforma de desenvolvimento J2EE e o Eclipse como IDE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3-13T08:05:35.52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ision</dc:title>
    <dc:subject>&lt;Project Name&gt;</dc:subject>
    <meta:initial-creator>Thiago Bianchi</meta:initial-creator>
    <meta:creation-date>2010-03-03T15:06:31</meta:creation-date>
    <dc:date>2010-03-13T08:05:25.16</dc:date>
    <meta:print-date>2001-03-15T14:26:00</meta:print-date>
    <meta:editing-cycles>36</meta:editing-cycles>
    <meta:editing-duration>PT575H06M58S</meta:editing-duration>
    <meta:generator>BrOffice.org/3.2$Win32 OpenOffice.org_project/320m12$Build-9483</meta:generator>
    <meta:document-statistic meta:table-count="7" meta:image-count="0" meta:object-count="0" meta:page-count="3" meta:paragraph-count="83" meta:word-count="705" meta:character-count="4529"/>
    <meta:user-defined meta:name="Company">&lt;Company Name&gt;</meta:user-defined>
    <meta:user-defined meta:name="Info 1"/>
    <meta:user-defined meta:name="Info 2"/>
    <meta:user-defined meta:name="Info 3"/>
    <meta:user-defined meta:name="Info 4"/>
  </office:meta>
</office:document-meta>
</file>